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one_all_lstm_metrics" table:style-name="ta1">
        <table:table-column table:style-name="co1" table:default-cell-style-name="ce1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0.535873572349334" calcext:value-type="float">
            <text:p>0.535873572349334</text:p>
          </table:table-cell>
          <table:table-cell office:value-type="float" office:value="0.281508305604093" calcext:value-type="float">
            <text:p>0.281508305604093</text:p>
          </table:table-cell>
          <table:table-cell office:value-type="float" office:value="0.0794529194939072" calcext:value-type="float">
            <text:p>0.07945291949390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35873572349334" calcext:value-type="float">
            <text:p>0.535873572349334</text:p>
          </table:table-cell>
          <table:table-cell office:value-type="float" office:value="-1" calcext:value-type="float">
            <text:p>-1</text:p>
          </table:table-cell>
          <table:table-cell office:value-type="float" office:value="0.340151998241822" calcext:value-type="float">
            <text:p>0.340151998241822</text:p>
          </table:table-cell>
          <table:table-cell office:value-type="float" office:value="0.222261412206297" calcext:value-type="float">
            <text:p>0.222261412206297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281508305604093" calcext:value-type="float">
            <text:p>0.281508305604093</text:p>
          </table:table-cell>
          <table:table-cell office:value-type="float" office:value="0.340151998241822" calcext:value-type="float">
            <text:p>0.340151998241822</text:p>
          </table:table-cell>
          <table:table-cell office:value-type="float" office:value="-1" calcext:value-type="float">
            <text:p>-1</text:p>
          </table:table-cell>
          <table:table-cell office:value-type="float" office:value="0.498443465540853" calcext:value-type="float">
            <text:p>0.498443465540853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0794529194939072" calcext:value-type="float">
            <text:p>0.079452919493907</text:p>
          </table:table-cell>
          <table:table-cell office:value-type="float" office:value="0.222261412206297" calcext:value-type="float">
            <text:p>0.222261412206297</text:p>
          </table:table-cell>
          <table:table-cell office:value-type="float" office:value="0.498443465540853" calcext:value-type="float">
            <text:p>0.498443465540853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2:52:15.947872518</dc:date>
    <meta:editing-duration>PT6M17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